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467cm" table:align="left"/>
    </style:style>
    <style:style style:name="Table1.A" style:family="table-column">
      <style:table-column-properties style:column-width="1.727cm"/>
    </style:style>
    <style:style style:name="Table1.B" style:family="table-column">
      <style:table-column-properties style:column-width="4.152cm"/>
    </style:style>
    <style:style style:name="Table1.C" style:family="table-column">
      <style:table-column-properties style:column-width="3.491cm"/>
    </style:style>
    <style:style style:name="Table1.D" style:family="table-column">
      <style:table-column-properties style:column-width="1.866cm"/>
    </style:style>
    <style:style style:name="Table1.E" style:family="table-column">
      <style:table-column-properties style:column-width="3.231cm"/>
    </style:style>
    <style:style style:name="Table1.A1" style:family="table-cell">
      <style:table-cell-properties style:vertical-align="middle" fo:padding="0.049cm" fo:border="none"/>
    </style:style>
    <style:style style:name="P1" style:family="paragraph" style:parent-style-name="Text_20_body">
      <style:text-properties officeooo:rsid="00186129" officeooo:paragraph-rsid="00186129"/>
    </style:style>
    <style:style style:name="P2" style:family="paragraph" style:parent-style-name="Text_20_body">
      <style:text-properties fo:font-weight="normal" officeooo:rsid="00186129" officeooo:paragraph-rsid="00186129" style:font-weight-asian="normal" style:font-weight-complex="normal"/>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4">
      <style:text-properties officeooo:paragraph-rsid="0021fc6f"/>
    </style:style>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25"/>
    <style:style style:name="P29" style:family="paragraph" style:parent-style-name="Text_20_body">
      <style:text-properties officeooo:paragraph-rsid="001d54cf"/>
    </style:style>
    <style:style style:name="P30" style:family="paragraph" style:parent-style-name="Text_20_body">
      <style:text-properties officeooo:paragraph-rsid="001dd6a2"/>
    </style:style>
    <style:style style:name="P31" style:family="paragraph" style:parent-style-name="Text_20_body" style:list-style-name="L1">
      <style:paragraph-properties fo:margin-top="0cm" fo:margin-bottom="0cm" loext:contextual-spacing="false"/>
    </style:style>
    <style:style style:name="P32" style:family="paragraph" style:parent-style-name="Text_20_body" style:list-style-name="L2">
      <style:paragraph-properties fo:margin-top="0cm" fo:margin-bottom="0cm" loext:contextual-spacing="false"/>
    </style:style>
    <style:style style:name="P33" style:family="paragraph" style:parent-style-name="Text_20_body" style:list-style-name="L3">
      <style:paragraph-properties fo:margin-top="0cm" fo:margin-bottom="0cm" loext:contextual-spacing="false"/>
    </style:style>
    <style:style style:name="P34" style:family="paragraph" style:parent-style-name="Text_20_body" style:list-style-name="L4">
      <style:paragraph-properties fo:margin-top="0cm" fo:margin-bottom="0cm" loext:contextual-spacing="false"/>
    </style:style>
    <style:style style:name="P35" style:family="paragraph" style:parent-style-name="Text_20_body" style:list-style-name="L5">
      <style:paragraph-properties fo:margin-top="0cm" fo:margin-bottom="0cm" loext:contextual-spacing="false"/>
    </style:style>
    <style:style style:name="P36" style:family="paragraph" style:parent-style-name="Text_20_body" style:list-style-name="L6">
      <style:paragraph-properties fo:margin-top="0cm" fo:margin-bottom="0cm" loext:contextual-spacing="false"/>
    </style:style>
    <style:style style:name="P37" style:family="paragraph" style:parent-style-name="Text_20_body" style:list-style-name="L7">
      <style:paragraph-properties fo:margin-top="0cm" fo:margin-bottom="0cm" loext:contextual-spacing="false"/>
    </style:style>
    <style:style style:name="P38" style:family="paragraph" style:parent-style-name="Text_20_body" style:list-style-name="L8">
      <style:paragraph-properties fo:margin-top="0cm" fo:margin-bottom="0cm" loext:contextual-spacing="false"/>
    </style:style>
    <style:style style:name="P39" style:family="paragraph" style:parent-style-name="Text_20_body" style:list-style-name="L9">
      <style:paragraph-properties fo:margin-top="0cm" fo:margin-bottom="0cm" loext:contextual-spacing="false"/>
    </style:style>
    <style:style style:name="P40" style:family="paragraph" style:parent-style-name="Text_20_body" style:list-style-name="L10">
      <style:paragraph-properties fo:margin-top="0cm" fo:margin-bottom="0cm" loext:contextual-spacing="false"/>
    </style:style>
    <style:style style:name="P41" style:family="paragraph" style:parent-style-name="Text_20_body" style:list-style-name="L11">
      <style:paragraph-properties fo:margin-top="0cm" fo:margin-bottom="0cm" loext:contextual-spacing="false"/>
    </style:style>
    <style:style style:name="P42" style:family="paragraph" style:parent-style-name="Text_20_body" style:list-style-name="L12">
      <style:paragraph-properties fo:margin-top="0cm" fo:margin-bottom="0cm" loext:contextual-spacing="false"/>
    </style:style>
    <style:style style:name="P43" style:family="paragraph" style:parent-style-name="Text_20_body" style:list-style-name="L13">
      <style:paragraph-properties fo:margin-top="0cm" fo:margin-bottom="0cm" loext:contextual-spacing="false"/>
    </style:style>
    <style:style style:name="P44" style:family="paragraph" style:parent-style-name="Text_20_body" style:list-style-name="L14">
      <style:paragraph-properties fo:margin-top="0cm" fo:margin-bottom="0cm" loext:contextual-spacing="false"/>
    </style:style>
    <style:style style:name="P45" style:family="paragraph" style:parent-style-name="Text_20_body" style:list-style-name="L15">
      <style:paragraph-properties fo:margin-top="0cm" fo:margin-bottom="0cm" loext:contextual-spacing="false"/>
    </style:style>
    <style:style style:name="P46" style:family="paragraph" style:parent-style-name="Text_20_body" style:list-style-name="L16">
      <style:paragraph-properties fo:margin-top="0cm" fo:margin-bottom="0cm" loext:contextual-spacing="false"/>
    </style:style>
    <style:style style:name="P47" style:family="paragraph" style:parent-style-name="Text_20_body" style:list-style-name="L17">
      <style:paragraph-properties fo:margin-top="0cm" fo:margin-bottom="0cm" loext:contextual-spacing="false"/>
    </style:style>
    <style:style style:name="P48" style:family="paragraph" style:parent-style-name="Text_20_body" style:list-style-name="L18">
      <style:paragraph-properties fo:margin-top="0cm" fo:margin-bottom="0cm" loext:contextual-spacing="false"/>
    </style:style>
    <style:style style:name="P49" style:family="paragraph" style:parent-style-name="Text_20_body" style:list-style-name="L19">
      <style:paragraph-properties fo:margin-top="0cm" fo:margin-bottom="0cm" loext:contextual-spacing="false"/>
    </style:style>
    <style:style style:name="P50" style:family="paragraph" style:parent-style-name="Text_20_body" style:list-style-name="L20">
      <style:paragraph-properties fo:margin-top="0cm" fo:margin-bottom="0cm" loext:contextual-spacing="false"/>
    </style:style>
    <style:style style:name="P51" style:family="paragraph" style:parent-style-name="Text_20_body" style:list-style-name="L21">
      <style:paragraph-properties fo:margin-top="0cm" fo:margin-bottom="0cm" loext:contextual-spacing="false"/>
    </style:style>
    <style:style style:name="P52" style:family="paragraph" style:parent-style-name="Text_20_body" style:list-style-name="L22">
      <style:paragraph-properties fo:margin-top="0cm" fo:margin-bottom="0cm" loext:contextual-spacing="false"/>
    </style:style>
    <style:style style:name="P53" style:family="paragraph" style:parent-style-name="Text_20_body" style:list-style-name="L23">
      <style:paragraph-properties fo:margin-top="0cm" fo:margin-bottom="0cm" loext:contextual-spacing="false"/>
    </style:style>
    <style:style style:name="P54" style:family="paragraph" style:parent-style-name="Text_20_body" style:list-style-name="L24">
      <style:paragraph-properties fo:margin-top="0cm" fo:margin-bottom="0cm" loext:contextual-spacing="false"/>
    </style:style>
    <style:style style:name="P55" style:family="paragraph" style:parent-style-name="Text_20_body" style:list-style-name="L25">
      <style:paragraph-properties fo:margin-top="0cm" fo:margin-bottom="0cm" loext:contextual-spacing="false"/>
    </style:style>
    <style:style style:name="T1" style:family="text">
      <style:text-properties officeooo:rsid="001d54cf"/>
    </style:style>
    <style:style style:name="T2" style:family="text">
      <style:text-properties officeooo:rsid="001d7c95"/>
    </style:style>
    <style:style style:name="T3" style:family="text">
      <style:text-properties officeooo:rsid="001e2a5a"/>
    </style:style>
    <style:style style:name="T4" style:family="text">
      <style:text-properties officeooo:rsid="0021027d"/>
    </style:style>
    <style:style style:name="T5" style:family="text">
      <style:text-properties officeooo:rsid="0021fc6f"/>
    </style:style>
    <style:style style:name="T6" style:family="text">
      <style:text-properties officeooo:rsid="002307b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o calculate the bit timing parameters (time quanta) for CAN communication with a specific baud rate like 500 kbps, you need to determine how the time quanta (TQ) are distributed across the different segments of a CAN bit: Sync, Prop, Phase Segment 1, and Phase Segment 2.</text:p>
      <text:h text:style-name="Heading_20_3" text:outline-level="3">Key Parameters to Calculate:</text:h>
      <text:list xml:id="list3365878406" text:style-name="L1">
        <text:list-item>
          <text:p text:style-name="P31"><text:span text:style-name="Strong_20_Emphasis">Baud rate</text:span>: The speed of communication (e.g., 500 kbps).</text:p>
        </text:list-item>
        <text:list-item>
          <text:p text:style-name="P31"><text:span text:style-name="Strong_20_Emphasis">CAN clock frequency</text:span>: The frequency of the clock provided to the CAN peripheral (e.g., 16 MHz, 20 MHz, etc.).</text:p>
        </text:list-item>
        <text:list-item>
          <text:p text:style-name="P31"><text:span text:style-name="Strong_20_Emphasis">Prescaler</text:span>: This value divides the clock frequency to generate the time quanta (TQ).</text:p>
        </text:list-item>
        <text:list-item>
          <text:p text:style-name="P3"><text:span text:style-name="Strong_20_Emphasis">Time quanta per bit</text:span>: The number of TQs that form one CAN bit. This value is a combination of the different segments.</text:p>
        </text:list-item>
      </text:list>
      <text:h text:style-name="Heading_20_3" text:outline-level="3">Segments in a CAN Bit:</text:h>
      <text:list xml:id="list2088914405" text:style-name="L2">
        <text:list-item>
          <text:p text:style-name="P32"><text:span text:style-name="Strong_20_Emphasis">Sync Segment (1 TQ)</text:span>: Synchronization segment. It is always 1 time quantum.</text:p>
        </text:list-item>
        <text:list-item>
          <text:p text:style-name="P32"><text:span text:style-name="Strong_20_Emphasis">Prop Segment (TQ_PROP)</text:span>: Propagation delay segment. This compensates for signal propagation delays.</text:p>
        </text:list-item>
        <text:list-item>
          <text:p text:style-name="P32"><text:span text:style-name="Strong_20_Emphasis">Phase Segment 1 (TQ_PS1)</text:span>: Used for resynchronization and to compensate for edge phase shifts.</text:p>
        </text:list-item>
        <text:list-item>
          <text:p text:style-name="P4"><text:span text:style-name="Strong_20_Emphasis">Phase Segment 2 (TQ_PS2)</text:span>: Also used for resynchronization.</text:p>
        </text:list-item>
      </text:list>
      <text:h text:style-name="Heading_20_3" text:outline-level="3">Formula for Bit Timing:</text:h>
      <text:p text:style-name="Text_20_body">1 CAN Bit = Sync Segment + Prop Segment + Phase Segment 1 + Phase Segment 2</text:p>
      <text:p text:style-name="Text_20_body">The total time for 1 CAN bit (Tbit) can be calculated as:</text:p>
      <text:p text:style-name="P30"> Tbit =1/Baud Rate​</text:p>
      <text:p text:style-name="Text_20_body">For 500 kbps:</text:p>
      <text:p text:style-name="Text_20_body">Tbit=<text:span text:style-name="T3">1/</text:span>500,000​=2μs</text:p>
      <text:p text:style-name="Text_20_body">The bit timing is divided into several time quanta (TQ). To calculate TQ, you need to determine how many TQs fit into 1 CAN bit.</text:p>
      <text:p text:style-name="Text_20_body"> Tbit=Total Time Quanta×TQ Period</text:p>
      <text:h text:style-name="Heading_20_3" text:outline-level="3">Example Calculation with a 16 MHz CAN Clock:</text:h>
      <text:p text:style-name="Text_20_body">Let's assume:</text:p>
      <text:list xml:id="list2196023100" text:style-name="L3">
        <text:list-item>
          <text:p text:style-name="P33">CAN clock frequency = 16 MHz</text:p>
        </text:list-item>
        <text:list-item>
          <text:p text:style-name="P5">Baud rate = 500 kbps</text:p>
        </text:list-item>
      </text:list>
      <text:list xml:id="list3394174999" text:style-name="L4">
        <text:list-item>
          <text:p text:style-name="P6"><text:span text:style-name="Strong_20_Emphasis">Prescaler Calculation:</text:span> The prescaler divides the CAN clock frequency to generate the time quantum frequency.</text:p>
          <text:p text:style-name="P6">TQ Frequency <text:span text:style-name="T4">= CAN clock / Presclaer = 16</text:span><text:span text:style-name="T5">M</text:span><text:span text:style-name="T4">hz/prescaler </text:span>​</text:p>
          <text:p text:style-name="P6">You want to find the prescaler so that the time quantum period fits into the bit time (2 μs) and the total number of time quanta for 1 bit is typically between 8 to 25 TQs (the total time quanta per bit).</text:p>
          <text:p text:style-name="P6"><text:soft-page-break/>Let’s assume you choose <text:span text:style-name="Strong_20_Emphasis">16 time quanta (TQ)</text:span> for 1 bit (a common value).</text:p>
        </text:list-item>
        <text:list-item>
          <text:p text:style-name="P6"><text:span text:style-name="Strong_20_Emphasis">TQ Period Calculation:</text:span> Now calculate the time quantum period:</text:p>
          <text:p text:style-name="P34"><text:s text:c="5"/>TQ Period= Tbit / <text:span text:style-name="T5">Total TQ =2us/16 = 0.125us </text:span></text:p>
        </text:list-item>
        <text:list-item>
          <text:p text:style-name="P6"><text:span text:style-name="Strong_20_Emphasis">Prescaler Calculation:</text:span> Now, calculate the prescaler that will give you the required TQ period from the CAN clock:</text:p>
          <text:p text:style-name="P7">  <text:s/><text:span text:style-name="T5">presclaer = </text:span>CAN Clock​ / TQ Period <text:s/><text:span text:style-name="T5">= 16mhz / 1/0.125us = 2</text:span></text:p>
          <text:p text:style-name="P6">So, the prescaler should be set to <text:span text:style-name="Strong_20_Emphasis">2</text:span>.</text:p>
        </text:list-item>
        <text:list-item>
          <text:p text:style-name="P6"><text:span text:style-name="Strong_20_Emphasis">Configure the Bit Segments:</text:span> With 16 TQs in total, the typical distribution might look like this:</text:p>
          <text:list>
            <text:list-item>
              <text:p text:style-name="P34">Sync Segment = 1 TQ (fixed)</text:p>
            </text:list-item>
            <text:list-item>
              <text:p text:style-name="P34">Propagation Segment (PROP) = 5 TQ (compensates for delay)</text:p>
            </text:list-item>
            <text:list-item>
              <text:p text:style-name="P34">Phase Segment 1 (PS1) = 5 TQ (resynchronization)</text:p>
            </text:list-item>
            <text:list-item>
              <text:p text:style-name="P6">Phase Segment 2 (PS2) = 5 TQ (resynchronization)</text:p>
            </text:list-item>
          </text:list>
        </text:list-item>
      </text:list>
      <text:h text:style-name="Heading_20_3" text:outline-level="3">Summary of Key Parameters:</text:h>
      <text:list xml:id="list237671638" text:style-name="L5">
        <text:list-item>
          <text:p text:style-name="P35">Baud rate: 500 kbps</text:p>
        </text:list-item>
        <text:list-item>
          <text:p text:style-name="P35">CAN clock: 16 MHz</text:p>
        </text:list-item>
        <text:list-item>
          <text:p text:style-name="P35">Prescaler: 2</text:p>
        </text:list-item>
        <text:list-item>
          <text:p text:style-name="P35">Time quanta per bit: 16</text:p>
        </text:list-item>
        <text:list-item>
          <text:p text:style-name="P8">Segment distribution: Sync (1), Prop (5), PS1 (5), PS2 (5)</text:p>
        </text:list-item>
      </text:list>
      <text:h text:style-name="Heading_20_3" text:outline-level="3">Verification:</text:h>
      <text:p text:style-name="Text_20_body">The total bit time should be:</text:p>
      <text:p text:style-name="Text_20_body"> TQ PeriodTbit=Total TQ×TQ Period=16×0.125μs=2μs</text:p>
      <text:p text:style-name="Text_20_body">This matches the bit time for 500 kbps.</text:p>
      <text:h text:style-name="Heading_20_3" text:outline-level="3">Conclusion:</text:h>
      <text:p text:style-name="Text_20_body">For 500 kbps CAN communication using a 16 MHz clock:</text:p>
      <text:list xml:id="list199483423" text:style-name="L6">
        <text:list-item>
          <text:p text:style-name="P36">Set the prescaler to <text:span text:style-name="Strong_20_Emphasis">2</text:span>.</text:p>
        </text:list-item>
        <text:list-item>
          <text:p text:style-name="P9">Configure <text:span text:style-name="Strong_20_Emphasis">16 time quanta</text:span> per CAN bit, with segment distribution: Sync (1), Propagation (5), Phase 1 (5), and Phase 2 (5).</text:p>
        </text:list-item>
      </text:list>
      <text:p text:style-name="Text_20_body">This ensures your CAN communication will run at 500 kbps. Let me know if you need further assistance!</text:p>
      <text:p text:style-name="Text_20_body">4o</text:p>
      <text:h text:style-name="Heading_20_5" text:outline-level="5">You said:</text:h>
      <text:p text:style-name="Text_20_body">The total time for 1 CAN bit (Tbit) can be calculated as: 𝑇 𝑏 𝑖 𝑡 = 1 Baud Rate Tbit= Baud Rate 1 ​ for 1 bit not 500 kb per second ?</text:p>
      <text:h text:style-name="Heading_20_6" text:outline-level="6">ChatGPT said:</text:h>
      <text:p text:style-name="Text_20_body">You're right to seek clarification! Let me rephrase it more clearly.</text:p>
      <text:p text:style-name="Text_20_body"><text:soft-page-break/>When I refer to the <text:span text:style-name="Strong_20_Emphasis">bit time</text:span> (<text:span text:style-name="Source_20_Text">Tbit</text:span>), it represents the duration of <text:span text:style-name="Strong_20_Emphasis">one single bit</text:span> on the CAN bus. It is <text:span text:style-name="Strong_20_Emphasis">not</text:span> the same as the baud rate, which is a measure of how many bits are transmitted per second.</text:p>
      <text:p text:style-name="Text_20_body">For a given baud rate (e.g., 500 kbps), the bit time (<text:span text:style-name="Source_20_Text">Tbit</text:span>) is the reciprocal of the baud rate.</text:p>
      <text:h text:style-name="Heading_20_3" text:outline-level="3">Formula:</text:h>
      <text:p text:style-name="Text_20_body"> RateTbit​=Baud Rate1​</text:p>
      <text:p text:style-name="Text_20_body">Where:</text:p>
      <text:list xml:id="list1676735482" text:style-name="L7">
        <text:list-item>
          <text:p text:style-name="P37"><text:span text:style-name="Strong_20_Emphasis">Baud Rate</text:span> is in bits per second (bps).</text:p>
        </text:list-item>
        <text:list-item>
          <text:p text:style-name="P10"><text:span text:style-name="Strong_20_Emphasis">Tbit</text:span> is the time duration for one single bit.</text:p>
        </text:list-item>
      </text:list>
      <text:h text:style-name="Heading_20_3" text:outline-level="3">For 500 kbps Baud Rate:</text:h>
      <text:p text:style-name="Text_20_body">The baud rate of <text:span text:style-name="Strong_20_Emphasis">500 kbps</text:span> means <text:span text:style-name="Strong_20_Emphasis">500,000 bits per second</text:span>.</text:p>
      <text:p text:style-name="Text_20_body">Thus, the time for one bit (<text:span text:style-name="Source_20_Text">Tbit</text:span>) is:</text:p>
      <text:p text:style-name="Text_20_body">Tbit​=500,0001​=2μs</text:p>
      <text:p text:style-name="Text_20_body">So, <text:span text:style-name="Strong_20_Emphasis">2 microseconds</text:span> is the time it takes to transmit one bit on the CAN bus at a baud rate of <text:span text:style-name="Strong_20_Emphasis">500 kbps</text:span>.</text:p>
      <text:p text:style-name="Horizontal_20_Line"/>
      <text:h text:style-name="Heading_20_3" text:outline-level="3">Key Points:</text:h>
      <text:list xml:id="list3535892528" text:style-name="L8">
        <text:list-item>
          <text:p text:style-name="P38"><text:span text:style-name="Strong_20_Emphasis">Baud Rate</text:span> of 500 kbps means 500,000 bits are transmitted every second.</text:p>
        </text:list-item>
        <text:list-item>
          <text:p text:style-name="P11"><text:span text:style-name="Strong_20_Emphasis">Tbit</text:span> is the duration of a single bit, and at 500 kbps, that is <text:span text:style-name="Strong_20_Emphasis">2 microseconds</text:span>.</text:p>
        </text:list-item>
      </text:list>
      <text:p text:style-name="Text_20_body">The <text:span text:style-name="Source_20_Text">Tbit</text:span> is the time window in which a single bit is transmitted and is divided into time quanta (TQ), which is how we configure the bit timing segments for the CAN protocol.</text:p>
      <text:p text:style-name="Text_20_body">Let me know if this clarifies the concep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Text_20_body">Calculating the bit timing for UART and SPI is similar in concept to CAN, but with some differences in the way each protocol handles its clock and timing. Here's how you can calculate bit timing for <text:span text:style-name="Strong_20_Emphasis">UART</text:span> and <text:span text:style-name="Strong_20_Emphasis">SPI</text:span> based on the baud rate and clock frequency.</text:p>
      <text:p text:style-name="Horizontal_20_Line"/>
      <text:h text:style-name="Heading_20_3" text:outline-level="3">1. <text:span text:style-name="Strong_20_Emphasis">UART Bit Timing Calculation</text:span></text:h>
      <text:p text:style-name="Text_20_body">For UART, the baud rate defines how many bits are transmitted per second. To calculate the bit timing for UART, the general process is similar to CAN, but simpler since UART doesn't have the complex segments like CAN.</text:p>
      <text:h text:style-name="Heading_20_4" text:outline-level="4">Formula for UART Baud Rate:</text:h>
      <text:p text:style-name="Text_20_body">The baud rate defines the number of symbols (or bits) transmitted per second.</text:p>
      <text:p text:style-name="P29"> Baud Rate=Clock Frequency/<text:span text:style-name="T1">Prescaler Value</text:span>​</text:p>
      <text:p text:style-name="P29">​</text:p>
      <text:p text:style-name="Text_20_body">Where:</text:p>
      <text:list xml:id="list4052527735" text:style-name="L9">
        <text:list-item>
          <text:p text:style-name="P39"><text:span text:style-name="Strong_20_Emphasis">Clock Frequency</text:span>: The frequency of the clock driving the UART peripheral.</text:p>
        </text:list-item>
        <text:list-item>
          <text:p text:style-name="P12"><text:span text:style-name="Strong_20_Emphasis">Prescaler Value</text:span>: A divisor that determines how fast the data is clocked out relative to the clock.</text:p>
        </text:list-item>
      </text:list>
      <text:h text:style-name="Heading_20_4" text:outline-level="4">Example Calculation for UART:</text:h>
      <text:p text:style-name="Text_20_body">Assume you have:</text:p>
      <text:list xml:id="list1880724714" text:style-name="L10">
        <text:list-item>
          <text:p text:style-name="P40"><text:span text:style-name="Strong_20_Emphasis">Baud Rate</text:span>: 115200 bps</text:p>
        </text:list-item>
        <text:list-item>
          <text:p text:style-name="P13"><text:span text:style-name="Strong_20_Emphasis">UART Clock Frequency</text:span>: 16 MHz</text:p>
        </text:list-item>
      </text:list>
      <text:h text:style-name="Heading_20_5" text:outline-level="5">Step 1: Calculate the Prescaler</text:h>
      <text:p text:style-name="Text_20_body">To achieve the baud rate, you need to set the prescaler value:</text:p>
      <text:p text:style-name="Text_20_body"> <text:span text:style-name="T2">Prescaler Value </text:span>=16MHz/<text:span text:style-name="T6">115200</text:span>​=138.88≈139</text:p>
      <text:p text:style-name="Text_20_body">The prescaler value in this case is approximately 139.</text:p>
      <text:h text:style-name="Heading_20_5" text:outline-level="5">Step 2: Calculate the Bit Time (<text:span text:style-name="Source_20_Text">Tbit</text:span>)</text:h>
      <text:p text:style-name="Text_20_body">Now, calculate the bit time for one bit using the baud rate. For 115200 bps, the bit time is:</text:p>
      <text:p text:style-name="Text_20_body">Tbit​=1152001​≈8.68μs</text:p>
      <text:p text:style-name="Text_20_body">Each UART bit will take approximately <text:span text:style-name="Strong_20_Emphasis">8.68 microseconds</text:span> to transmit.</text:p>
      <text:p text:style-name="Horizontal_20_Line"/>
      <text:h text:style-name="Heading_20_3" text:outline-level="3">2. <text:span text:style-name="Strong_20_Emphasis">SPI Bit Timing Calculation</text:span></text:h>
      <text:p text:style-name="Text_20_body">For SPI, the bit timing is controlled by the SPI clock, which is typically derived from the system clock and is set by adjusting the SPI clock divider (prescaler). SPI is a synchronous protocol, meaning the clock signal is used to synchronize the data transmission between master and slave devices.</text:p>
      <text:h text:style-name="Heading_20_4" text:outline-level="4"><text:soft-page-break/>Formula for SPI Clock:</text:h>
      <text:p text:style-name="Text_20_body">The SPI clock (SCK) frequency can be calculated as:</text:p>
      <text:p text:style-name="Text_20_body"> Clock Frequency (SCK) Clock ValueSPI Clock Frequency (SCK)=Prescaler ValuePeripheral Clock​</text:p>
      <text:p text:style-name="Text_20_body">Where:</text:p>
      <text:list xml:id="list3693780168" text:style-name="L11">
        <text:list-item>
          <text:p text:style-name="P41"><text:span text:style-name="Strong_20_Emphasis">Peripheral Clock</text:span>: The clock frequency driving the SPI peripheral.</text:p>
        </text:list-item>
        <text:list-item>
          <text:p text:style-name="P14"><text:span text:style-name="Strong_20_Emphasis">Prescaler Value</text:span>: A divisor that controls the speed of the SPI clock.</text:p>
        </text:list-item>
      </text:list>
      <text:h text:style-name="Heading_20_4" text:outline-level="4">Example Calculation for SPI:</text:h>
      <text:p text:style-name="Text_20_body">Assume you have:</text:p>
      <text:list xml:id="list836636962" text:style-name="L12">
        <text:list-item>
          <text:p text:style-name="P42"><text:span text:style-name="Strong_20_Emphasis">Peripheral Clock</text:span>: 16 MHz</text:p>
        </text:list-item>
        <text:list-item>
          <text:p text:style-name="P15"><text:span text:style-name="Strong_20_Emphasis">Desired SPI Clock (SCK)</text:span>: 1 MHz</text:p>
        </text:list-item>
      </text:list>
      <text:h text:style-name="Heading_20_5" text:outline-level="5">Step 1: Calculate the Prescaler</text:h>
      <text:p text:style-name="Text_20_body">To achieve a 1 MHz SPI clock, you can calculate the prescaler as:</text:p>
      <text:p text:style-name="Text_20_body"> Value Clock ClockPrescaler Value=SPI ClockPeripheral Clock​=1MHz16MHz​=16</text:p>
      <text:p text:style-name="Text_20_body">So, the prescaler should be set to 16.</text:p>
      <text:h text:style-name="Heading_20_5" text:outline-level="5">Step 2: Calculate the Bit Time (<text:span text:style-name="Source_20_Text">Tbit</text:span>)</text:h>
      <text:p text:style-name="Text_20_body">Now, calculate the bit time for SPI, which is the inverse of the SPI clock. For 1 MHz SPI clock:</text:p>
      <text:p text:style-name="Text_20_body"> Clock FrequencyTbit​=SPI Clock Frequency1​=1MHz1​=1μs</text:p>
      <text:p text:style-name="Text_20_body">Each SPI bit will take <text:span text:style-name="Strong_20_Emphasis">1 microsecond</text:span> to transmit.</text:p>
      <text:p text:style-name="Horizontal_20_Line"/>
      <text:h text:style-name="Heading_20_3" text:outline-level="3">Comparison of UART and SPI Timing:</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Line94228517246544">
            <table:table-cell table:style-name="Table1.A1" office:value-type="string">
              <text:p text:style-name="Table_20_Heading">Protocol</text:p>
            </table:table-cell>
            <table:table-cell table:style-name="Table1.A1" office:value-type="string">
              <text:p text:style-name="Table_20_Heading">Clock Source</text:p>
            </table:table-cell>
            <table:table-cell table:style-name="Table1.A1" office:value-type="string">
              <text:p text:style-name="Table_20_Heading">Baud Rate / Clock</text:p>
            </table:table-cell>
            <table:table-cell table:style-name="Table1.A1" office:value-type="string">
              <text:p text:style-name="Table_20_Heading">Prescaler</text:p>
            </table:table-cell>
            <table:table-cell table:style-name="Table1.A1" office:value-type="string">
              <text:p text:style-name="Table_20_Heading">Bit Time (<text:span text:style-name="Source_20_Text">Tbit</text:span>)</text:p>
            </table:table-cell>
          </table:table-row>
        </table:table-header-rows>
        <table:table-row table:style-name="TableLine94228517312496">
          <table:table-cell table:style-name="Table1.A1" office:value-type="string">
            <text:p text:style-name="Table_20_Contents"><text:span text:style-name="Strong_20_Emphasis">UART</text:span></text:p>
          </table:table-cell>
          <table:table-cell table:style-name="Table1.A1" office:value-type="string">
            <text:p text:style-name="Table_20_Contents">16 MHz (system clock)</text:p>
          </table:table-cell>
          <table:table-cell table:style-name="Table1.A1" office:value-type="string">
            <text:p text:style-name="Table_20_Contents">115200 bps</text:p>
          </table:table-cell>
          <table:table-cell table:style-name="Table1.A1" office:value-type="string">
            <text:p text:style-name="Table_20_Contents">~139</text:p>
          </table:table-cell>
          <table:table-cell table:style-name="Table1.A1" office:value-type="string">
            <text:p text:style-name="Table_20_Contents">~8.68 μs</text:p>
          </table:table-cell>
        </table:table-row>
        <table:table-row table:style-name="TableLine94228517313248">
          <table:table-cell table:style-name="Table1.A1" office:value-type="string">
            <text:p text:style-name="Table_20_Contents"><text:span text:style-name="Strong_20_Emphasis">SPI</text:span></text:p>
          </table:table-cell>
          <table:table-cell table:style-name="Table1.A1" office:value-type="string">
            <text:p text:style-name="Table_20_Contents">16 MHz (system clock)</text:p>
          </table:table-cell>
          <table:table-cell table:style-name="Table1.A1" office:value-type="string">
            <text:p text:style-name="Table_20_Contents">1 MHz (SPI Clock)</text:p>
          </table:table-cell>
          <table:table-cell table:style-name="Table1.A1" office:value-type="string">
            <text:p text:style-name="Table_20_Contents">16</text:p>
          </table:table-cell>
          <table:table-cell table:style-name="Table1.A1" office:value-type="string">
            <text:p text:style-name="Table_20_Contents">1 μs</text:p>
          </table:table-cell>
        </table:table-row>
      </table:table>
      <text:h text:style-name="Heading_20_3" text:outline-level="3">Key Differences:</text:h>
      <text:list xml:id="list2821608549" text:style-name="L13">
        <text:list-item>
          <text:p text:style-name="P43"><text:span text:style-name="Strong_20_Emphasis">UART</text:span>: The timing is asynchronous, meaning data is transmitted without a shared clock. You set a <text:span text:style-name="Strong_20_Emphasis">baud rate</text:span> to control how many bits per second are transmitted.</text:p>
        </text:list-item>
        <text:list-item>
          <text:p text:style-name="P16"><text:span text:style-name="Strong_20_Emphasis">SPI</text:span>: The timing is synchronous, and the clock signal synchronizes the data transmission. You configure the SPI clock rate by adjusting the prescaler.</text:p>
        </text:list-item>
      </text:list>
      <text:h text:style-name="Heading_20_3" text:outline-level="3">Practical Considerations:</text:h>
      <text:list xml:id="list2033755230" text:style-name="L14">
        <text:list-item>
          <text:p text:style-name="P44">For <text:span text:style-name="Strong_20_Emphasis">UART</text:span>, ensuring that both sides of the communication (transmitter and receiver) are using the same baud rate is crucial.</text:p>
        </text:list-item>
        <text:list-item>
          <text:p text:style-name="P17">For <text:span text:style-name="Strong_20_Emphasis">SPI</text:span>, both the master and the slave must agree on the clock polarity (CPOL), clock phase (CPHA), and clock speed.</text:p>
        </text:list-item>
      </text:list>
      <text:p text:style-name="Horizontal_20_Line"/>
      <text:p text:style-name="Text_20_body"><text:soft-page-break/>Let me know if you'd like further details or examples for specific cases!</text:p>
      <text:p text:style-name="Text_20_body"/>
      <text:p text:style-name="Text_20_body"/>
      <text:p text:style-name="P1">Bus Load Calculation:</text:p>
      <text:p text:style-name="P1"/>
      <text:p text:style-name="P2">To calculate the <text:span text:style-name="Strong_20_Emphasis">bus load</text:span> of a CAN network, you need to consider both the <text:span text:style-name="Strong_20_Emphasis">baud rate</text:span> and the size of the CAN frames, including the overhead introduced by control bits. The bus load represents how much of the total available bandwidth is being used by CAN frames.</text:p>
      <text:h text:style-name="Heading_20_3" text:outline-level="3">Bus Load Calculation Formula:</text:h>
      <text:p text:style-name="Text_20_body">The <text:span text:style-name="Strong_20_Emphasis">CAN bus load</text:span> is the ratio of the time used to transmit frames to the total available bus time, expressed as a percentage:</text:p>
      <text:p text:style-name="Text_20_body"> Load to transmit frames available timeBus Load(%)=(Total available timeTime to transmit frames​)×100</text:p>
      <text:p text:style-name="Text_20_body">Where:</text:p>
      <text:list xml:id="list1244291950" text:style-name="L15">
        <text:list-item>
          <text:p text:style-name="P45"><text:span text:style-name="Strong_20_Emphasis">Time to transmit frames</text:span> is the total transmission time of all frames over a given period.</text:p>
        </text:list-item>
        <text:list-item>
          <text:p text:style-name="P18"><text:span text:style-name="Strong_20_Emphasis">Total available time</text:span> depends on the baud rate.</text:p>
        </text:list-item>
      </text:list>
      <text:h text:style-name="Heading_20_3" text:outline-level="3">Breakdown of a CAN Frame:</text:h>
      <text:p text:style-name="Text_20_body">For a <text:span text:style-name="Strong_20_Emphasis">Standard CAN Frame</text:span> (11-bit identifier), the structure is as follows:</text:p>
      <text:list xml:id="list952690810" text:style-name="L16">
        <text:list-item>
          <text:p text:style-name="P46"><text:span text:style-name="Strong_20_Emphasis">Start of Frame (SOF)</text:span>: 1 bit</text:p>
        </text:list-item>
        <text:list-item>
          <text:p text:style-name="P46"><text:span text:style-name="Strong_20_Emphasis">Arbitration Field</text:span>: 12 bits (11-bit identifier + 1 RTR bit)</text:p>
        </text:list-item>
        <text:list-item>
          <text:p text:style-name="P46"><text:span text:style-name="Strong_20_Emphasis">Control Field</text:span>: 6 bits (including IDE, r0, and DLC field)</text:p>
        </text:list-item>
        <text:list-item>
          <text:p text:style-name="P46"><text:span text:style-name="Strong_20_Emphasis">Data Field</text:span>: Up to 8 bytes (each byte is 8 bits)</text:p>
        </text:list-item>
        <text:list-item>
          <text:p text:style-name="P46"><text:span text:style-name="Strong_20_Emphasis">CRC Field</text:span>: 15 bits + 1 CRC delimiter bit</text:p>
        </text:list-item>
        <text:list-item>
          <text:p text:style-name="P46"><text:span text:style-name="Strong_20_Emphasis">ACK Field</text:span>: 2 bits (1 ACK slot + 1 delimiter)</text:p>
        </text:list-item>
        <text:list-item>
          <text:p text:style-name="P46"><text:span text:style-name="Strong_20_Emphasis">End of Frame (EOF)</text:span>: 7 bits</text:p>
        </text:list-item>
        <text:list-item>
          <text:p text:style-name="P19"><text:span text:style-name="Strong_20_Emphasis">Interframe Space (IFS)</text:span>: 3 bits</text:p>
        </text:list-item>
      </text:list>
      <text:p text:style-name="Text_20_body">So, for a standard frame with 8 bytes of data:</text:p>
      <text:list xml:id="list524787988" text:style-name="L17">
        <text:list-item>
          <text:p text:style-name="P47"><text:span text:style-name="Strong_20_Emphasis">Total bits per frame</text:span> = SOF + Arbitration + Control + Data + CRC + ACK + EOF + IFS</text:p>
        </text:list-item>
        <text:list-item>
          <text:p text:style-name="P47"><text:span text:style-name="Strong_20_Emphasis">Total bits per frame</text:span> = 1 + 12 + 6 + (8 * 8) + 15 + 1 + 2 + 7 + 3</text:p>
        </text:list-item>
        <text:list-item>
          <text:p text:style-name="P20"><text:span text:style-name="Strong_20_Emphasis">Total bits per frame</text:span> = 1 + 12 + 6 + 64 + 15 + 1 + 2 + 7 + 3 = <text:span text:style-name="Strong_20_Emphasis">111 bits</text:span></text:p>
        </text:list-item>
      </text:list>
      <text:h text:style-name="Heading_20_3" text:outline-level="3">Time to Transmit One Frame:</text:h>
      <text:p text:style-name="Text_20_body">At a baud rate of <text:span text:style-name="Strong_20_Emphasis">500 kbps</text:span>, the time to transmit one bit is:</text:p>
      <text:p text:style-name="Text_20_body">Tbit​=500,0001​=2μs</text:p>
      <text:p text:style-name="Text_20_body">The time to transmit one frame is:</text:p>
      <text:p text:style-name="Text_20_body"> bits per frameTframe​=Total bits per frame×Tbit​=111×2μs=222μs</text:p>
      <text:h text:style-name="Heading_20_3" text:outline-level="3"><text:soft-page-break/>Time to Transmit 10 Frames:</text:h>
      <text:p text:style-name="Text_20_body">If you are transmitting <text:span text:style-name="Strong_20_Emphasis">10 CAN frames</text:span> of 8-byte data, the total time to transmit these 10 frames is:</text:p>
      <text:p text:style-name="Text_20_body"> framesT10 frames​=10×Tframe​=10×222μs=2220μs=2.22ms</text:p>
      <text:h text:style-name="Heading_20_3" text:outline-level="3">Total Available Time:</text:h>
      <text:p text:style-name="Text_20_body">The total available bus time depends on how long the bus is monitored. For simplicity, if you consider the bus load for 1 second (1000 ms):</text:p>
      <text:p text:style-name="Text_20_body">Tavailable​=1000ms</text:p>
      <text:h text:style-name="Heading_20_3" text:outline-level="3">Bus Load Calculation:</text:h>
      <text:p text:style-name="Text_20_body">The bus load is the percentage of time used for transmission:</text:p>
      <text:p text:style-name="Text_20_body"> Load framesBus Load=(Tavailable​T10 frames​​)×100=(1000ms2.22ms​)×100=0.222%</text:p>
      <text:h text:style-name="Heading_20_3" text:outline-level="3">Conclusion:</text:h>
      <text:list xml:id="list2298468389" text:style-name="L18">
        <text:list-item>
          <text:p text:style-name="P48"><text:span text:style-name="Strong_20_Emphasis">Baud rate</text:span>: 500 kbps</text:p>
        </text:list-item>
        <text:list-item>
          <text:p text:style-name="P48"><text:span text:style-name="Strong_20_Emphasis">Frame count</text:span>: 10 standard CAN frames with 8-byte data each</text:p>
        </text:list-item>
        <text:list-item>
          <text:p text:style-name="P21"><text:span text:style-name="Strong_20_Emphasis">Bus Load</text:span>: <text:span text:style-name="Strong_20_Emphasis">0.222%</text:span></text:p>
        </text:list-item>
      </text:list>
      <text:p text:style-name="Text_20_body">This means the CAN bus is using <text:span text:style-name="Strong_20_Emphasis">0.222%</text:span> of its total available bandwidth to transmit 10 frames of 8-byte data at 500 kbps.</text:p>
      <text:p text:style-name="Text_20_body">If you have any further questions or need clarification, feel free to ask!</text:p>
      <text:p text:style-name="Text_20_body"/>
      <text:p text:style-name="Text_20_body"/>
      <text:p text:style-name="Text_20_body">For an <text:span text:style-name="Strong_20_Emphasis">extended CAN frame</text:span> (29-bit identifier), the structure is slightly different from a standard frame, resulting in more bits being transmitted. Let's walk through the calculation process for the <text:span text:style-name="Strong_20_Emphasis">bus load</text:span> in the case of extended frames.</text:p>
      <text:h text:style-name="Heading_20_3" text:outline-level="3">Breakdown of an Extended CAN Frame:</text:h>
      <text:p text:style-name="Text_20_body">For an <text:span text:style-name="Strong_20_Emphasis">Extended CAN Frame</text:span> (29-bit identifier), the structure is as follows:</text:p>
      <text:list xml:id="list4275334442" text:style-name="L19">
        <text:list-item>
          <text:p text:style-name="P49"><text:span text:style-name="Strong_20_Emphasis">Start of Frame (SOF)</text:span>: 1 bit</text:p>
        </text:list-item>
        <text:list-item>
          <text:p text:style-name="P49"><text:span text:style-name="Strong_20_Emphasis">Arbitration Field</text:span>: 32 bits (29-bit identifier + 1 SRR + 1 IDE + 1 RTR bit)</text:p>
        </text:list-item>
        <text:list-item>
          <text:p text:style-name="P49"><text:span text:style-name="Strong_20_Emphasis">Control Field</text:span>: 6 bits (including r0 and DLC)</text:p>
        </text:list-item>
        <text:list-item>
          <text:p text:style-name="P49"><text:span text:style-name="Strong_20_Emphasis">Data Field</text:span>: Up to 8 bytes (each byte is 8 bits)</text:p>
        </text:list-item>
        <text:list-item>
          <text:p text:style-name="P49"><text:span text:style-name="Strong_20_Emphasis">CRC Field</text:span>: 15 bits + 1 CRC delimiter bit</text:p>
        </text:list-item>
        <text:list-item>
          <text:p text:style-name="P49"><text:span text:style-name="Strong_20_Emphasis">ACK Field</text:span>: 2 bits (1 ACK slot + 1 delimiter)</text:p>
        </text:list-item>
        <text:list-item>
          <text:p text:style-name="P49"><text:span text:style-name="Strong_20_Emphasis">End of Frame (EOF)</text:span>: 7 bits</text:p>
        </text:list-item>
        <text:list-item>
          <text:p text:style-name="P22"><text:span text:style-name="Strong_20_Emphasis">Interframe Space (IFS)</text:span>: 3 bits</text:p>
        </text:list-item>
      </text:list>
      <text:p text:style-name="Text_20_body">So, for an extended frame with 8 bytes of data:</text:p>
      <text:list xml:id="list1565243949" text:style-name="L20">
        <text:list-item>
          <text:p text:style-name="P50"><text:span text:style-name="Strong_20_Emphasis">Total bits per frame</text:span> = SOF + Arbitration + Control + Data + CRC + ACK + EOF + IFS</text:p>
        </text:list-item>
        <text:list-item>
          <text:p text:style-name="P50"><text:span text:style-name="Strong_20_Emphasis">Total bits per frame</text:span> = 1 + 32 + 6 + (8 * 8) + 15 + 1 + 2 + 7 + 3</text:p>
        </text:list-item>
        <text:list-item>
          <text:p text:style-name="P23"><text:soft-page-break/><text:span text:style-name="Strong_20_Emphasis">Total bits per frame</text:span> = 1 + 32 + 6 + 64 + 15 + 1 + 2 + 7 + 3 = <text:span text:style-name="Strong_20_Emphasis">131 bits</text:span></text:p>
        </text:list-item>
      </text:list>
      <text:h text:style-name="Heading_20_3" text:outline-level="3">Time to Transmit One Extended Frame:</text:h>
      <text:p text:style-name="Text_20_body">At a baud rate of <text:span text:style-name="Strong_20_Emphasis">500 kbps</text:span>, the time to transmit one bit is:</text:p>
      <text:p text:style-name="Text_20_body">Tbit​=500,0001​=2μs</text:p>
      <text:p text:style-name="Text_20_body">The time to transmit one extended frame is:</text:p>
      <text:p text:style-name="Text_20_body"> bits per frameTframe​=Total bits per frame×Tbit​=131×2μs=262μs</text:p>
      <text:h text:style-name="Heading_20_3" text:outline-level="3">Time to Transmit 10 Extended Frames:</text:h>
      <text:p text:style-name="Text_20_body">If you are transmitting <text:span text:style-name="Strong_20_Emphasis">10 extended CAN frames</text:span> of 8-byte data, the total time to transmit these 10 frames is:</text:p>
      <text:p text:style-name="Text_20_body"> framesT10 frames​=10×Tframe​=10×262μs=2620μs=2.62ms</text:p>
      <text:h text:style-name="Heading_20_3" text:outline-level="3">Total Available Time:</text:h>
      <text:p text:style-name="Text_20_body">As in the previous case, the total available bus time for 1 second (1000 ms) is:</text:p>
      <text:p text:style-name="Text_20_body">Tavailable​=1000ms</text:p>
      <text:h text:style-name="Heading_20_3" text:outline-level="3">Bus Load Calculation:</text:h>
      <text:p text:style-name="Text_20_body">The bus load for transmitting 10 extended frames is:</text:p>
      <text:p text:style-name="Text_20_body"> Load framesBus Load=(Tavailable​T10 frames​​)×100=(1000ms2.62ms​)×100=0.262%</text:p>
      <text:h text:style-name="Heading_20_3" text:outline-level="3">Conclusion for Extended Frames:</text:h>
      <text:list xml:id="list269553625" text:style-name="L21">
        <text:list-item>
          <text:p text:style-name="P51"><text:span text:style-name="Strong_20_Emphasis">Baud rate</text:span>: 500 kbps</text:p>
        </text:list-item>
        <text:list-item>
          <text:p text:style-name="P51"><text:span text:style-name="Strong_20_Emphasis">Frame count</text:span>: 10 extended CAN frames with 8-byte data each</text:p>
        </text:list-item>
        <text:list-item>
          <text:p text:style-name="P24"><text:span text:style-name="Strong_20_Emphasis">Bus Load</text:span>: <text:span text:style-name="Strong_20_Emphasis">0.262%</text:span></text:p>
        </text:list-item>
      </text:list>
      <text:p text:style-name="Text_20_body">So, the CAN bus is using <text:span text:style-name="Strong_20_Emphasis">0.262%</text:span> of its total available bandwidth to transmit 10 extended frames of 8-byte data at 500 kbps.</text:p>
      <text:h text:style-name="Heading_20_3" text:outline-level="3">Comparison with Standard Frame:</text:h>
      <text:list xml:id="list2276345759" text:style-name="L22">
        <text:list-item>
          <text:p text:style-name="P52"><text:span text:style-name="Strong_20_Emphasis">Standard Frame Bus Load</text:span>: 0.222%</text:p>
        </text:list-item>
        <text:list-item>
          <text:p text:style-name="P25"><text:span text:style-name="Strong_20_Emphasis">Extended Frame Bus Load</text:span>: 0.262%</text:p>
        </text:list-item>
      </text:list>
      <text:p text:style-name="Text_20_body">Extended frames have a slightly higher bus load due to the additional bits used in the arbitration field (29-bit identifier vs. 11-bit identifier).</text:p>
      <text:p text:style-name="Text_20_body">Let me know if you need any further details or clarification!</text:p>
      <text:p text:style-name="Text_20_body"/>
      <text:p text:style-name="Text_20_body"/>
      <text:p text:style-name="Text_20_body">The <text:span text:style-name="Strong_20_Emphasis">available time</text:span> in the calculation refers to the total time over a period of 1 second (1000 milliseconds), which is a common approach when calculating <text:span text:style-name="Strong_20_Emphasis">bus load</text:span> for communication systems like CAN, UART, or SPI. In this context, we assume the <text:span text:style-name="Strong_20_Emphasis">total available time</text:span> to be the entire <text:soft-page-break/>duration the CAN bus could theoretically transmit data, based on the baud rate, without any frame transmissions or bus activity.</text:p>
      <text:p text:style-name="Text_20_body">Here’s a breakdown of the logic:</text:p>
      <text:h text:style-name="Heading_20_3" text:outline-level="3">Understanding Available Time:</text:h>
      <text:list xml:id="list267437858" text:style-name="L23">
        <text:list-item>
          <text:p text:style-name="P26"><text:span text:style-name="Strong_20_Emphasis">Baud Rate</text:span>: The CAN bus operates at a certain baud rate, which defines how many bits can be transmitted per second. In this case, the baud rate is <text:span text:style-name="Strong_20_Emphasis">500 kbps</text:span> (kilobits per second), meaning the bus can transmit <text:span text:style-name="Strong_20_Emphasis">500,000 bits every second</text:span>.</text:p>
        </text:list-item>
        <text:list-item>
          <text:p text:style-name="P26"><text:span text:style-name="Strong_20_Emphasis">Available Time</text:span>:</text:p>
          <text:list>
            <text:list-item>
              <text:p text:style-name="P53">In any 1-second period, the bus has a capacity to transmit 500,000 bits.</text:p>
            </text:list-item>
            <text:list-item>
              <text:p text:style-name="P53">Therefore, <text:span text:style-name="Strong_20_Emphasis">the available time is considered as 1 second</text:span>, since we’re calculating how much time (in relation to this 1 second) is actually being used by the transmission of CAN frames.</text:p>
            </text:list-item>
            <text:list-item>
              <text:p text:style-name="P26">This available time is typically <text:span text:style-name="Strong_20_Emphasis">1000 ms</text:span> (milliseconds) in calculations since 1 second equals 1000 ms.</text:p>
            </text:list-item>
          </text:list>
        </text:list-item>
      </text:list>
      <text:h text:style-name="Heading_20_3" text:outline-level="3">Why Use 1 Second for Available Time?</text:h>
      <text:list xml:id="list3113775690" text:style-name="L24">
        <text:list-item>
          <text:p text:style-name="P54"><text:span text:style-name="Strong_20_Emphasis">Bus Load Percentage</text:span>: The bus load is often calculated as a percentage of how much of the <text:span text:style-name="Strong_20_Emphasis">1-second time</text:span> is occupied by actual data transmission versus how much is left idle. It's easier to express bus load as a percentage, which is why we calculate it over <text:span text:style-name="Strong_20_Emphasis">1 second</text:span> (or 1000 ms).</text:p>
        </text:list-item>
        <text:list-item>
          <text:p text:style-name="P27"><text:span text:style-name="Strong_20_Emphasis">Continuous Operation</text:span>: Communication on a bus is typically ongoing, and 1 second is a reasonable, standard interval for measuring load. Over shorter intervals (e.g., milliseconds), bus load would fluctuate based on frame transmissions.</text:p>
        </text:list-item>
      </text:list>
      <text:h text:style-name="Heading_20_3" text:outline-level="3">Total Available Time Calculation:</text:h>
      <text:p text:style-name="Text_20_body">If we consider the CAN bus operating for <text:span text:style-name="Strong_20_Emphasis">1 second</text:span> (1000 ms), the <text:span text:style-name="Strong_20_Emphasis">total available time</text:span> is 1000 ms because it's the time window we're measuring the bus load in.</text:p>
      <text:p text:style-name="Horizontal_20_Line"/>
      <text:h text:style-name="Heading_20_3" text:outline-level="3">Example:</text:h>
      <text:p text:style-name="Text_20_body">In your case:</text:p>
      <text:list xml:id="list2790362174" text:style-name="L25">
        <text:list-item>
          <text:p text:style-name="P55"><text:span text:style-name="Strong_20_Emphasis">Baud Rate</text:span>: 500 kbps = 500,000 bits per second.</text:p>
        </text:list-item>
        <text:list-item>
          <text:p text:style-name="P28"><text:span text:style-name="Strong_20_Emphasis">Frames</text:span>: 10 frames of 8 bytes (each frame with overhead, calculated as 111 bits for standard, 131 bits for extended).</text:p>
        </text:list-item>
      </text:list>
      <text:p text:style-name="Text_20_body">If the time to transmit 10 extended CAN frames is <text:span text:style-name="Strong_20_Emphasis">2.62 ms</text:span>, the bus load is the ratio of the time spent transmitting frames to the total time available (1000 ms):</text:p>
      <text:p text:style-name="Text_20_body"> LoadBus Load=(1000ms2.62ms​)×100=0.262%</text:p>
      <text:p text:style-name="Text_20_body">This percentage shows how much of the bus capacity is used up by these 10 frames, assuming the bus could operate for 1 second (or 1000 ms).</text:p>
      <text:p text:style-name="Text_20_body"/>
      <text:p text:style-name="Text_20_body"><text:soft-page-break/></text:p>
      <text:p text:style-name="P2"/>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23T14:08:50.523719479</meta:creation-date>
    <dc:date>2024-10-28T21:18:45.733614363</dc:date>
    <meta:editing-duration>PT2H22M57S</meta:editing-duration>
    <meta:editing-cycles>13</meta:editing-cycles>
    <meta:generator>LibreOffice/6.4.7.2$Linux_X86_64 LibreOffice_project/40$Build-2</meta:generator>
    <meta:document-statistic meta:table-count="1" meta:image-count="0" meta:object-count="0" meta:page-count="10" meta:paragraph-count="240" meta:word-count="2650" meta:character-count="14718" meta:non-whitespace-character-count="11897"/>
  </office:meta>
</office:document-meta>
</file>